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0" svg:font-family="0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 officeooo:rsid="0016cc8f" officeooo:paragraph-rsid="0016cc8f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type="double" style:text-underline-width="auto" style:text-underline-color="font-color" officeooo:rsid="0041c132" officeooo:paragraph-rsid="0041c132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type="double" style:text-underline-width="auto" style:text-underline-color="font-color" officeooo:rsid="00422524" officeooo:paragraph-rsid="00422524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41c132" officeooo:paragraph-rsid="0041c132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41c132" officeooo:paragraph-rsid="0082aa02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11e46c" officeooo:paragraph-rsid="00440a96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11e46c" officeooo:paragraph-rsid="0045d5d3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11e46c" officeooo:paragraph-rsid="005730ca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11e46c" officeooo:paragraph-rsid="0046364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bold" officeooo:rsid="0041c132" officeooo:paragraph-rsid="0041c132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bold" officeooo:rsid="0011e46c" officeooo:paragraph-rsid="005730ca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bold" officeooo:rsid="0011e46c" officeooo:paragraph-rsid="005b313a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bold" officeooo:rsid="0011e46c" officeooo:paragraph-rsid="005cf1f7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bold" officeooo:rsid="0011e46c" officeooo:paragraph-rsid="005ff661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bold" officeooo:rsid="001e31eb" officeooo:paragraph-rsid="005730ca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bold" officeooo:paragraph-rsid="0051852a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rsid="0011e46c" officeooo:paragraph-rsid="005730ca"/>
    </style:style>
    <style:style style:name="P18" style:family="paragraph" style:parent-style-name="Standard">
      <style:paragraph-properties fo:text-align="justify" style:justify-single-word="false"/>
      <style:text-properties officeooo:rsid="0011e46c" officeooo:paragraph-rsid="005b313a"/>
    </style:style>
    <style:style style:name="P19" style:family="paragraph" style:parent-style-name="Standard">
      <style:paragraph-properties fo:text-align="justify" style:justify-single-word="false"/>
      <style:text-properties officeooo:rsid="0011e46c" officeooo:paragraph-rsid="005cf1f7"/>
    </style:style>
    <style:style style:name="P20" style:family="paragraph" style:parent-style-name="Standard">
      <style:paragraph-properties fo:text-align="justify" style:justify-single-word="false"/>
      <style:text-properties officeooo:rsid="0011e46c" officeooo:paragraph-rsid="005ff661"/>
    </style:style>
    <style:style style:name="P21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41c132" officeooo:paragraph-rsid="0041c13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4pt" style:text-underline-style="none" officeooo:rsid="004a5fa3" officeooo:paragraph-rsid="004a5fa3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1e46c" officeooo:paragraph-rsid="0050d072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11e46c" officeooo:paragraph-rsid="005730ca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1e46c" officeooo:paragraph-rsid="005e653b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style:text-underline-style="none" officeooo:rsid="0011e46c" officeooo:paragraph-rsid="005ff661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officeooo:rsid="001e31eb" officeooo:paragraph-rsid="005730ca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bold" officeooo:rsid="0041c132" officeooo:paragraph-rsid="0041c132" style:font-size-asian="12pt" style:font-style-asian="normal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bold" officeooo:rsid="0041c132" officeooo:paragraph-rsid="0041c132" style:font-size-asian="12pt" style:font-style-asian="normal" style:font-weight-asian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bold" officeooo:rsid="00422524" officeooo:paragraph-rsid="00422524" style:font-size-asian="12pt" style:font-style-asian="normal" style:font-weight-asian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bold" officeooo:rsid="0011e46c" officeooo:paragraph-rsid="0045d5d3" style:font-size-asian="12pt" style:font-style-asian="normal" style:font-weight-asian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bold" officeooo:rsid="00463641" officeooo:paragraph-rsid="00463641" style:font-size-asian="12pt" style:font-style-asian="normal" style:font-weight-asian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bold" officeooo:rsid="004a5fa3" officeooo:paragraph-rsid="004a5fa3" style:font-size-asian="12pt" style:font-style-asian="normal" style:font-weight-asian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bold" officeooo:rsid="0011e46c" officeooo:paragraph-rsid="0041c132" style:font-size-asian="12pt" style:font-style-asian="normal" style:font-weight-asian="bold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bold" officeooo:rsid="0041c132" officeooo:paragraph-rsid="0041c132" style:font-size-asian="12pt" style:font-style-asian="normal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bold" officeooo:rsid="0011e46c" officeooo:paragraph-rsid="005913b9" style:font-size-asian="12pt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bold" officeooo:rsid="0080d371" officeooo:paragraph-rsid="0080d371" style:font-size-asian="12pt" style:font-style-asian="normal" style:font-weight-asian="bold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11e46c" officeooo:paragraph-rsid="0045d5d3" style:font-size-asian="12pt" style:font-style-asian="normal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11e46c" officeooo:paragraph-rsid="004b7d3b" style:font-size-asian="12pt" style:font-style-asian="normal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41c132" officeooo:paragraph-rsid="0061552b" style:font-size-asian="12pt" style:font-style-asian="normal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8eb3be" officeooo:paragraph-rsid="008eb3be" style:font-size-asian="12pt" style:font-style-asian="normal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11e46c" officeooo:paragraph-rsid="005730ca" style:font-size-asian="12pt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11e46c" officeooo:paragraph-rsid="005cf1f7" style:font-size-asian="12pt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65421c" officeooo:paragraph-rsid="0065421c" style:font-size-asian="12pt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solid" style:text-underline-type="double" style:text-underline-width="auto" style:text-underline-color="font-color" fo:font-weight="bold" officeooo:rsid="0041c132" officeooo:paragraph-rsid="0041c132" style:font-size-asian="12pt" style:font-style-asian="normal" style:font-weight-asian="bold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none" fo:font-weight="bold" officeooo:rsid="004f1ea9" officeooo:paragraph-rsid="004f1ea9" style:font-size-asian="12pt" style:font-style-asian="italic" style:font-weight-asian="bold" style:font-size-complex="14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none" fo:font-weight="bold" officeooo:rsid="0011e46c" officeooo:paragraph-rsid="00686f9c" style:font-size-asian="12pt" style:font-style-asian="italic" style:font-weight-asian="bold" style:font-size-complex="14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none" fo:font-weight="bold" style:font-size-asian="12pt" style:font-style-asian="italic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none" fo:font-weight="bold" officeooo:paragraph-rsid="0051852a" style:font-size-asian="12pt" style:font-style-asian="italic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none" fo:font-weight="bold" officeooo:rsid="0041c132" officeooo:paragraph-rsid="0041c132" style:font-size-asian="12pt" style:font-style-asian="italic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none" fo:font-weight="bold" officeooo:rsid="0041c132" officeooo:paragraph-rsid="0051852a" style:font-size-asian="12pt" style:font-style-asian="italic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none" fo:font-weight="bold" officeooo:rsid="0011e46c" officeooo:paragraph-rsid="005730ca" style:font-size-asian="12pt" style:font-style-asian="italic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none" fo:font-weight="bold" officeooo:rsid="0051852a" officeooo:paragraph-rsid="0041c132" style:font-size-asian="12pt" style:font-style-asian="italic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none" fo:font-weight="normal" officeooo:rsid="0011e46c" officeooo:paragraph-rsid="00686f9c" style:font-size-asian="12pt" style:font-style-asian="italic" style:font-weight-asian="normal" style:font-size-complex="14pt" style:font-style-complex="italic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none" fo:font-weight="normal" officeooo:rsid="0011e46c" officeooo:paragraph-rsid="00686f9c" style:font-size-asian="12pt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none" fo:font-weight="normal" officeooo:rsid="0011e46c" officeooo:paragraph-rsid="005730ca" style:font-size-asian="12pt" style:font-style-asian="italic" style:font-weight-asian="normal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solid" style:text-underline-type="double" style:text-underline-width="auto" style:text-underline-color="font-color" fo:font-weight="normal" officeooo:rsid="0041c132" officeooo:paragraph-rsid="0041c132" style:font-size-asian="12pt" style:font-style-asian="italic" style:font-weight-asian="normal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bold" officeooo:rsid="0041c132" officeooo:paragraph-rsid="004a5fa3" style:font-size-asian="14pt" style:font-style-asian="normal" style:font-weight-asian="bold" style:font-size-complex="14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bold" officeooo:rsid="0041c132" officeooo:paragraph-rsid="0041c132" style:font-size-asian="14pt" style:font-style-asian="normal" style:font-weight-asian="bold" style:font-size-complex="14pt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solid" style:text-underline-type="double" style:text-underline-width="auto" style:text-underline-color="font-color" fo:font-weight="bold" officeooo:rsid="004f1ea9" officeooo:paragraph-rsid="004f1ea9" style:font-size-asian="14pt" style:font-style-asian="normal" style:font-weight-asian="bold" style:font-size-complex="14pt"/>
    </style:style>
    <style:style style:name="P62" style:family="paragraph" style:parent-style-name="Standard">
      <style:paragraph-properties fo:text-align="center" style:justify-single-word="false"/>
      <style:text-properties style:font-name="Liberation Serif" fo:font-size="16pt" fo:font-style="normal" style:text-underline-style="none" fo:font-weight="bold" officeooo:rsid="0080d371" officeooo:paragraph-rsid="0080d371" style:font-size-asian="16pt" style:font-style-asian="normal" style:font-weight-asian="bold" style:font-size-complex="16pt"/>
    </style:style>
    <style:style style:name="P63" style:family="paragraph" style:parent-style-name="Standard">
      <style:paragraph-properties fo:text-align="justify" style:justify-single-word="false"/>
      <style:text-properties style:font-name="0" fo:font-size="12pt" fo:font-style="normal" style:text-underline-style="none" fo:font-weight="bold" officeooo:rsid="0011e46c" officeooo:paragraph-rsid="004b7d3b" style:font-size-asian="12pt" style:font-style-asian="normal" style:font-weight-asian="bold"/>
    </style:style>
    <style:style style:name="P64" style:family="paragraph" style:parent-style-name="Standard">
      <style:paragraph-properties fo:text-align="justify" style:justify-single-word="false"/>
      <style:text-properties style:font-name="0" fo:font-size="12pt" fo:font-style="normal" style:text-underline-style="none" fo:font-weight="bold" officeooo:rsid="0011e46c" officeooo:paragraph-rsid="0041c132" style:font-size-asian="12pt" style:font-style-asian="normal" style:font-weight-asian="bold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51852a" style:font-style-asian="italic" style:font-weight-asian="bold" style:font-weight-complex="bold"/>
    </style:style>
    <style:style style:name="P66" style:family="paragraph" style:parent-style-name="Standard">
      <style:text-properties officeooo:rsid="0016cc8f" officeooo:paragraph-rsid="0016cc8f"/>
    </style:style>
    <style:style style:name="P67" style:family="paragraph" style:parent-style-name="Standard">
      <style:paragraph-properties fo:break-before="page"/>
      <style:text-properties style:text-underline-style="solid" style:text-underline-type="double" style:text-underline-width="auto" style:text-underline-color="font-color" officeooo:rsid="007ae154" officeooo:paragraph-rsid="0016cc8f"/>
    </style:style>
    <style:style style:name="P68" style:family="paragraph" style:parent-style-name="Standard">
      <style:paragraph-properties fo:text-align="justify" style:justify-single-word="false" fo:break-before="page"/>
      <style:text-properties fo:font-size="14pt" style:text-underline-style="none" fo:font-weight="bold" officeooo:rsid="0041c132" officeooo:paragraph-rsid="0041c132" style:font-size-asian="14pt" style:font-weight-asian="bold" style:font-size-complex="14pt" style:font-weight-complex="bold"/>
    </style:style>
    <style:style style:name="P69" style:family="paragraph" style:parent-style-name="Preformatted_20_Text">
      <style:paragraph-properties fo:text-align="justify" style:justify-single-word="false"/>
      <style:text-properties style:text-underline-style="none" officeooo:rsid="0041c132" officeooo:paragraph-rsid="0041c132"/>
    </style:style>
    <style:style style:name="P70" style:family="paragraph" style:parent-style-name="Standard">
      <style:paragraph-properties fo:text-align="justify" style:justify-single-word="false"/>
      <style:text-properties style:text-underline-style="none" fo:font-weight="bold" officeooo:rsid="0041c132" officeooo:paragraph-rsid="0041c132" style:font-weight-asian="bold" style:font-weight-complex="bold"/>
    </style:style>
    <style:style style:name="P71" style:family="paragraph">
      <loext:graphic-properties draw:fill-color="#eeeeee"/>
    </style:style>
    <style:style style:name="P72" style:family="paragraph">
      <style:paragraph-properties fo:text-align="center"/>
    </style:style>
    <style:style style:name="P73" style:family="paragraph">
      <loext:graphic-properties draw:fill-color="#eeeeee"/>
      <style:paragraph-properties fo:text-align="center"/>
    </style:style>
    <style:style style:name="P74" style:family="paragraph">
      <loext:graphic-properties draw:fill="none" draw:fill-color="#ffffff"/>
    </style:style>
    <style:style style:name="P75" style:family="paragraph">
      <loext:graphic-properties draw:fill="none" draw:fill-color="#ffffff"/>
      <style:text-properties fo:font-size="12pt"/>
    </style:style>
    <style:style style:name="P76" style:family="paragraph">
      <loext:graphic-properties draw:fill="none" draw:fill-color="#ffffff"/>
      <style:text-properties fo:font-style="italic" style:font-style-asian="italic" style:font-style-complex="italic"/>
    </style:style>
    <style:style style:name="P77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78" style:family="paragraph">
      <loext:graphic-properties draw:fill-color="#eeeeee"/>
      <style:paragraph-properties fo:text-align="center"/>
      <style:text-properties fo:font-weight="bold" style:font-weight-asian="bold" style:font-weight-complex="bold"/>
    </style:style>
    <style:style style:name="P79" style:family="paragraph">
      <loext:graphic-properties draw:fill-color="#eeeeee"/>
      <style:paragraph-properties fo:text-align="center"/>
      <style:text-properties fo:font-size="12pt"/>
    </style:style>
    <style:style style:name="P80" style:family="paragraph">
      <loext:graphic-properties draw:fill="none" draw:fill-color="#ffffff"/>
      <style:paragraph-properties fo:text-align="center"/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P81" style:family="paragraph">
      <loext:graphic-properties draw:fill="none" draw:fill-color="#ffffff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82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-color="#eeeeee"/>
      <style:paragraph-properties fo:text-align="center"/>
      <style:text-properties fo:font-size="12pt" fo:font-weight="bold" style:font-weight-asian="bold" style:font-weight-complex="bold"/>
    </style:style>
    <style:style style:name="P84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style:font-name="Liberation Serif" fo:font-size="12pt" fo:font-style="normal" style:font-size-asian="12pt" style:font-style-asian="normal"/>
    </style:style>
    <style:style style:name="T2" style:family="text">
      <style:text-properties style:font-name="Liberation Serif" fo:font-size="12pt" fo:font-style="normal" officeooo:rsid="00463641" style:font-size-asian="12pt" style:font-style-asian="normal"/>
    </style:style>
    <style:style style:name="T3" style:family="text">
      <style:text-properties style:font-name="Liberation Serif" fo:font-size="12pt" fo:font-style="normal" style:font-size-asian="12pt" style:font-style-asian="normal" style:font-style-complex="normal"/>
    </style:style>
    <style:style style:name="T4" style:family="text">
      <style:text-properties style:font-name="Liberation Serif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5" style:family="text">
      <style:text-properties style:font-name="Liberation Serif" fo:font-size="12pt" fo:font-style="normal" fo:font-weight="normal" officeooo:rsid="0041c132" style:font-size-asian="12pt" style:font-style-asian="normal" style:font-weight-asian="normal" style:font-style-complex="normal" style:font-weight-complex="normal"/>
    </style:style>
    <style:style style:name="T6" style:family="text">
      <style:text-properties style:font-name="Liberation Serif" fo:font-size="12pt" fo:font-style="italic" style:font-size-asian="12pt" style:font-style-asian="italic"/>
    </style:style>
    <style:style style:name="T7" style:family="text">
      <style:text-properties style:font-name="Liberation Serif" fo:font-size="12pt" fo:font-style="italic" officeooo:rsid="0051852a" style:font-size-asian="12pt" style:font-style-asian="italic"/>
    </style:style>
    <style:style style:name="T8" style:family="text">
      <style:text-properties style:font-name="Liberation Serif" fo:font-size="12pt" fo:font-style="italic" officeooo:rsid="0041c132" style:font-size-asian="12pt" style:font-style-asian="italic"/>
    </style:style>
    <style:style style:name="T9" style:family="text">
      <style:text-properties style:font-name="Liberation Serif" fo:font-size="12pt" fo:font-weight="normal" style:font-size-asian="12pt" style:font-weight-asian="normal"/>
    </style:style>
    <style:style style:name="T10" style:family="text">
      <style:text-properties style:font-name="Liberation Serif" fo:font-size="12pt" fo:font-weight="bold" style:font-size-asian="12pt" style:font-weight-asian="bold" style:font-weight-complex="bold"/>
    </style:style>
    <style:style style:name="T11" style:family="text">
      <style:text-properties style:font-name="Liberation Serif" fo:font-style="normal" fo:font-weight="bold" style:font-style-asian="normal" style:font-weight-asian="bold"/>
    </style:style>
    <style:style style:name="T12" style:family="text">
      <style:text-properties style:font-name="Liberation Serif" fo:font-style="normal" fo:font-weight="bold" officeooo:rsid="0041c132" style:font-style-asian="normal" style:font-weight-asian="bold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800000" style:font-name="Liberation Serif" fo:font-size="12pt" fo:font-style="normal" style:font-size-asian="12pt" style:font-style-asian="normal" style:font-style-complex="normal"/>
    </style:style>
    <style:style style:name="T17" style:family="text">
      <style:text-properties fo:color="#800000" fo:font-weight="bold" style:font-weight-asian="bold" style:font-weight-complex="bold"/>
    </style:style>
    <style:style style:name="T18" style:family="text">
      <style:text-properties officeooo:rsid="0080d371"/>
    </style:style>
    <style:style style:name="T19" style:family="text">
      <style:text-properties officeooo:rsid="0011e46c"/>
    </style:style>
    <style:style style:name="T20" style:family="text">
      <style:text-properties fo:font-size="12pt"/>
    </style:style>
    <style:style style:name="T21" style:family="text">
      <style:text-properties fo:font-size="12pt" fo:font-weight="bold" style:font-weight-asian="bold" style:font-weight-complex="bold"/>
    </style:style>
    <style:style style:name="T22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fill-color="#eeeeee" draw:textarea-horizontal-align="justify" draw:textarea-vertical-align="middle" draw:auto-grow-height="false" fo:min-height="0.2528in" fo:min-width="0.6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eeeee" draw:textarea-horizontal-align="justify" draw:textarea-vertical-align="middle" draw:auto-grow-height="false" fo:min-height="0.3236in" fo:min-width="0.8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eeeeee" draw:textarea-horizontal-align="justify" draw:textarea-vertical-align="middle" draw:auto-grow-height="false" fo:min-height="0.3437in" fo:min-width="0.8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eeeeee" draw:textarea-horizontal-align="justify" draw:textarea-vertical-align="middle" draw:auto-grow-height="false" fo:min-height="0.352in" fo:min-width="1.1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eeeeee" draw:textarea-horizontal-align="justify" draw:textarea-vertical-align="middle" draw:auto-grow-height="false" fo:min-height="0.3661in" fo:min-width="1.1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eeeeee" draw:textarea-horizontal-align="justify" draw:textarea-vertical-align="middle" draw:auto-grow-height="false" fo:min-height="0.3516in" fo:min-width="1.1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eeeeee" draw:textarea-horizontal-align="justify" draw:textarea-vertical-align="middle" draw:auto-grow-height="false" fo:min-height="0.3571in" fo:min-width="1.1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eeeeee" draw:textarea-horizontal-align="justify" draw:textarea-vertical-align="middle" draw:auto-grow-height="false" fo:min-height="0.1634in" fo:min-width="0.5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3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5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eeeeee" draw:textarea-horizontal-align="justify" draw:textarea-vertical-align="middle" draw:auto-grow-height="false" fo:min-height="0.5445in" fo:min-width="2.6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eeeeee" draw:textarea-horizontal-align="justify" draw:textarea-vertical-align="middle" draw:auto-grow-height="false" fo:min-height="0.3327in" fo:min-width="0.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eeeeee" draw:textarea-horizontal-align="justify" draw:textarea-vertical-align="middle" draw:auto-grow-height="false" fo:min-height="0.2917in" fo:min-width="0.8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eeeeee" draw:textarea-horizontal-align="justify" draw:textarea-vertical-align="middle" draw:auto-grow-height="false" fo:min-height="0.1508in" fo:min-width="0.5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draw:stroke-dash="Fine_20_Dashed" svg:stroke-width="0in" svg:stroke-color="#000000" draw:marker-start="" draw:marker-start-width="0.0783in" draw:marker-start-center="false" draw:marker-end="Arrow" draw:marker-end-width="0.1181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eeeeee" draw:textarea-horizontal-align="justify" draw:textarea-vertical-align="middle" draw:auto-grow-height="false" fo:min-height="0.5929in" fo:min-width="1.4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eeeeee" draw:textarea-horizontal-align="justify" draw:textarea-vertical-align="middle" draw:auto-grow-height="false" fo:min-height="0.3327in" fo:min-width="0.4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eeeeee" draw:textarea-horizontal-align="justify" draw:textarea-vertical-align="middle" draw:auto-grow-height="false" fo:min-height="0.5409in" fo:min-width="2.6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eeeeee" draw:textarea-horizontal-align="justify" draw:textarea-vertical-align="middle" draw:auto-grow-height="false" fo:min-height="0.5839in" fo:min-width="2.5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eeeeee" draw:textarea-horizontal-align="justify" draw:textarea-vertical-align="middle" draw:auto-grow-height="false" fo:min-height="0.3661in" fo:min-width="0.7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eeeeee" draw:textarea-horizontal-align="justify" draw:textarea-vertical-align="middle" draw:auto-grow-height="false" fo:min-height="0.5374in" fo:min-width="2.5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fill-color="#eeeeee" draw:textarea-horizontal-align="justify" draw:textarea-vertical-align="middle" draw:auto-grow-height="false" fo:min-height="0.5764in" fo:min-width="2.6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fill-color="#eeeeee" draw:textarea-horizontal-align="justify" draw:textarea-vertical-align="middle" draw:auto-grow-height="false" fo:min-height="0.3854in" fo:min-width="0.9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fill-color="#eeeeee" draw:textarea-horizontal-align="justify" draw:textarea-vertical-align="middle" draw:auto-grow-height="false" fo:min-height="0.6098in" fo:min-width="2.6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fill-color="#eeeeee" draw:textarea-horizontal-align="justify" draw:textarea-vertical-align="middle" draw:auto-grow-height="false" fo:min-height="0.4571in" fo:min-width="0.8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fill-color="#eeeeee" draw:textarea-horizontal-align="justify" draw:textarea-vertical-align="middle" draw:auto-grow-height="false" fo:min-height="0.5902in" fo:min-width="1.4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fill-color="#eeeeee" draw:textarea-horizontal-align="justify" draw:textarea-vertical-align="middle" draw:auto-grow-height="false" fo:min-height="0.339in" fo:min-width="0.6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fill-color="#eeeeee" draw:textarea-horizontal-align="justify" draw:textarea-vertical-align="middle" draw:auto-grow-height="false" fo:min-height="0.3417in" fo:min-width="0.6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fill-color="#eeeeee" draw:textarea-horizontal-align="justify" draw:textarea-vertical-align="middle" draw:auto-grow-height="false" fo:min-height="0.3417in" fo:min-width="0.9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fill-color="#eeeeee" draw:textarea-horizontal-align="justify" draw:textarea-vertical-align="middle" draw:auto-grow-height="false" fo:min-height="0.339in" fo:min-width="0.6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fill-color="#eeeeee" draw:textarea-horizontal-align="justify" draw:textarea-vertical-align="middle" draw:auto-grow-height="false" fo:min-height="0.3327in" fo:min-width="0.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fill-color="#eeeeee" draw:textarea-horizontal-align="justify" draw:textarea-vertical-align="middle" draw:auto-grow-height="false" fo:min-height="0.372in" fo:min-width="1.1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fill-color="#eeeeee" draw:textarea-horizontal-align="justify" draw:textarea-vertical-align="middle" draw:auto-grow-height="false" fo:min-height="0.3327in" fo:min-width="0.6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fill-color="#eeeeee" draw:textarea-horizontal-align="justify" draw:textarea-vertical-align="middle" draw:auto-grow-height="false" fo:min-height="0.3866in" fo:min-width="0.6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fill-color="#eeeeee" draw:textarea-horizontal-align="justify" draw:textarea-vertical-align="middle" draw:auto-grow-height="false" fo:min-height="0.3327in" fo:min-width="0.3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draw:line text:anchor-type="paragraph" draw:z-index="28" draw:name="Shape11" draw:style-name="gr21" draw:text-style-name="P82" svg:x1="5.4646in" svg:y1="1.7339in" svg:x2="5.5012in" svg:y2="4.4531in"><text:p/></draw:line><draw:frame text:anchor-type="paragraph" draw:z-index="8" draw:name="Shape1" draw:style-name="gr9" draw:text-style-name="P74" svg:width="0.5524in" svg:height="0.2976in" svg:x="1.4028in" svg:y="0.098in"><draw:text-box><text:p>POST</text:p></draw:text-box></draw:frame><draw:frame text:anchor-type="paragraph" draw:z-index="10" draw:name="Shape1" draw:style-name="gr11" draw:text-style-name="P74" svg:width="1.2815in" svg:height="0.3185in" svg:x="2.5417in" svg:y="0.0362in"><draw:text-box><text:p>Local calculations</text:p></draw:text-box></draw:frame><draw:frame text:anchor-type="paragraph" draw:z-index="11" draw:name="Shape8" draw:style-name="gr12" draw:text-style-name="P76" svg:width="0.2598in" svg:height="0.1925in" svg:x="4.6209in" svg:y="2.0681in"><draw:text-box draw:corner-radius="0.5984in"><text:p><text:span text:style-name="T14">yes</text:span></text:p></draw:text-box></draw:frame><draw:frame text:anchor-type="paragraph" draw:z-index="12" draw:name="Shape8" draw:style-name="gr13" draw:text-style-name="P76" svg:width="0.6768in" svg:height="0.3843in" svg:x="4.6626in" svg:y="1.5256in"><draw:text-box draw:corner-radius="0.5984in"><text:p><text:span text:style-name="T14">counter</text:span></text:p></draw:text-box></draw:frame><draw:frame text:anchor-type="paragraph" draw:z-index="14" draw:name="Shape8" draw:style-name="gr15" draw:text-style-name="P76" svg:width="0.2598in" svg:height="0.5941in" svg:x="4.5327in" svg:y="2.6772in"><draw:text-box draw:corner-radius="0.5984in"><text:p><text:span text:style-name="T14">yes</text:span></text:p></draw:text-box></draw:frame><draw:line text:anchor-type="paragraph" draw:z-index="15" draw:name="Shape7" draw:style-name="gr16" draw:text-style-name="P72" svg:x1="4.4311in" svg:y1="2.8957in" svg:x2="4.8256in" svg:y2="2.8957in"><text:p/></draw:line><draw:frame text:anchor-type="paragraph" draw:z-index="16" draw:name="Shape8" draw:style-name="gr12" draw:text-style-name="P76" svg:width="0.2598in" svg:height="0.1925in" svg:x="2.9319in" svg:y="2.698in"><draw:text-box draw:corner-radius="0.5984in"><text:p><text:span text:style-name="T14">no</text:span></text:p></draw:text-box></draw:frame><draw:line text:anchor-type="paragraph" draw:z-index="21" draw:name="Shape7" draw:style-name="gr16" draw:text-style-name="P72" svg:x1="4.4311in" svg:y1="2.8957in" svg:x2="4.8256in" svg:y2="2.8957in"><text:p/></draw:line><draw:line text:anchor-type="paragraph" draw:z-index="23" draw:name="Shape7" draw:style-name="gr16" draw:text-style-name="P72" svg:x1="4.4311in" svg:y1="2.3071in" svg:x2="5.1303in" svg:y2="2.3071in"><text:p/></draw:line><draw:line text:anchor-type="paragraph" draw:z-index="24" draw:name="Shape7" draw:style-name="gr16" draw:text-style-name="P72" svg:x1="4.4362in" svg:y1="1.75in" svg:x2="5.4646in" svg:y2="1.7339in"><text:p/></draw:line><draw:frame text:anchor-type="paragraph" draw:z-index="106" draw:name="Shape1" draw:style-name="gr11" draw:text-style-name="P74" svg:width="1.2815in" svg:height="0.3185in" svg:x="5.4063in" svg:y="0.0138in"><draw:text-box><text:p text:style-name="P72">End</text:p></draw:text-box></draw:frame><draw:frame text:anchor-type="paragraph" draw:z-index="9" draw:name="Shape5" draw:style-name="gr10" draw:text-style-name="P75" svg:width="1.198in" svg:height="0.3071in" svg:x="0.0937in" svg:y="0.0646in"><draw:text-box><text:p><text:span text:style-name="T20">GET (query)</text:span></text:p></draw:text-box></draw:frame><draw:frame text:anchor-type="paragraph" draw:z-index="104" draw:name="Shape1" draw:style-name="gr12" draw:text-style-name="P84" svg:width="1.2815in" svg:height="0.1925in" svg:x="4.2661in" svg:y="0.0138in"><draw:text-box><text:p text:style-name="P72"><text:span text:style-name="T20">Data</text:span></text:p></draw:text-box></draw:frame></text:p>
      <text:p text:style-name="P1"><draw:line text:anchor-type="paragraph" draw:z-index="29" draw:name="Shape11" draw:style-name="gr22" draw:text-style-name="P82" svg:x1="5.1307in" svg:y1="2.1154in" svg:x2="5.1524in" svg:y2="4.278in"><text:p/></draw:line><draw:line text:anchor-type="paragraph" draw:z-index="30" draw:name="Shape11" draw:style-name="gr22" draw:text-style-name="P82" svg:x1="4.8181in" svg:y1="2.7043in" svg:x2="4.8398in" svg:y2="4.278in"><text:p/></draw:line><draw:line text:anchor-type="paragraph" draw:z-index="31" draw:name="Shape11" draw:style-name="gr22" draw:text-style-name="P82" svg:x1="3.8398in" svg:y1="3.5in" svg:x2="3.8398in" svg:y2="4.2618in"><text:p/></draw:line><draw:line text:anchor-type="paragraph" draw:z-index="92" draw:name="Shape11" draw:style-name="gr22" draw:text-style-name="P82" svg:x1="0.0091in" svg:y1="1.5583in" svg:x2="0.6957in" svg:y2="2.2354in"><text:p/></draw:line><draw:line text:anchor-type="paragraph" draw:z-index="93" draw:name="Shape11" draw:style-name="gr22" draw:text-style-name="P82" svg:x1="0.7484in" svg:y1="1.5583in" svg:x2="0.7484in" svg:y2="2.2354in"><text:p/></draw:line><draw:line text:anchor-type="paragraph" draw:z-index="94" draw:name="Shape11" draw:style-name="gr22" draw:text-style-name="P82" svg:x1="1.5091in" svg:y1="1.5453in" svg:x2="0.8311in" svg:y2="2.2354in"><text:p/></draw:line><draw:line text:anchor-type="paragraph" draw:z-index="97" draw:name="Shape11" draw:style-name="gr22" draw:text-style-name="P82" svg:x1="-0.411in" svg:y1="2.4543in" svg:x2="-0.4in" svg:y2="2.9732in"><text:p/></draw:line><draw:custom-shape text:anchor-type="paragraph" draw:z-index="20" draw:name="Shape9" draw:style-name="gr19" draw:text-style-name="P79" svg:width="1.3531in" svg:height="0.463in" svg:x="1.7236in" svg:y="1.8402in"><text:p text:style-name="P72"><text:span text:style-name="T20">create </text:span></text:p><text:p text:style-name="P72"><text:span text:style-name="T20">a revelation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22" draw:name="Shape7" draw:style-name="gr16" draw:text-style-name="P72" svg:x1="2.9075in" svg:y1="2.0689in" svg:x2="3.2276in" svg:y2="2.0787in"><text:p/></draw:line><draw:custom-shape text:anchor-type="paragraph" draw:z-index="88" draw:name="Shape4" draw:style-name="gr35" draw:text-style-name="P73" svg:width="0.615in" svg:height="0.3394in" svg:x="-0.2937in" svg:y="1.2193in"><text:p text:style-name="P72">sender</text:p><draw:enhanced-geometry svg:viewBox="0 0 21600 21600" draw:type="rectangle" draw:enhanced-path="M 0 0 L 21600 0 21600 21600 0 21600 0 0 Z N"/></draw:custom-shape><draw:custom-shape text:anchor-type="paragraph" draw:z-index="89" draw:name="Shape4" draw:style-name="gr35" draw:text-style-name="P73" svg:width="0.615in" svg:height="0.3394in" svg:x="0.472in" svg:y="1.2193in"><text:p text:style-name="P72">receiver</text:p><draw:enhanced-geometry svg:viewBox="0 0 21600 21600" draw:type="rectangle" draw:enhanced-path="M 0 0 L 21600 0 21600 21600 0 21600 0 0 Z N"/></draw:custom-shape><draw:custom-shape text:anchor-type="paragraph" draw:z-index="90" draw:name="Shape4" draw:style-name="gr36" draw:text-style-name="P79" svg:width="0.6177in" svg:height="0.3421in" svg:x="1.2272in" svg:y="1.2035in"><text:p text:style-name="P72"><text:span text:style-name="T20">amount</text:span></text:p><draw:enhanced-geometry svg:viewBox="0 0 21600 21600" draw:type="rectangle" draw:enhanced-path="M 0 0 L 21600 0 21600 21600 0 21600 0 0 Z N"/></draw:custom-shape><draw:custom-shape text:anchor-type="paragraph" draw:z-index="91" draw:name="Shape9" draw:style-name="gr37" draw:text-style-name="P83" svg:width="1.526in" svg:height="0.5421in" svg:x="-0.0535in" svg:y="2.2354in"><text:p text:style-name="P72"><text:span text:style-name="T21">Check </text:span></text:p><text:p text:style-name="P72"><text:span text:style-name="T21">accounts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95" draw:name="Shape8" draw:style-name="gr12" draw:text-style-name="P76" svg:width="0.2598in" svg:height="0.1925in" svg:x="-0.1929in" svg:y="2.198in"><draw:text-box draw:corner-radius="0.5984in"><text:p><text:span text:style-name="T14">no</text:span></text:p></draw:text-box></draw:frame><draw:custom-shape text:anchor-type="paragraph" draw:z-index="96" draw:name="Shape10" draw:style-name="gr18" draw:text-style-name="P73" svg:width="0.5677in" svg:height="0.4689in" svg:x="-0.6846in" svg:y="2.9728in"><text:p text:style-name="P72">End_</text:p><text:p text:style-name="P72">error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8" draw:name="Shape7" draw:style-name="gr16" draw:text-style-name="P72" svg:x1="-0.411in" svg:y1="2.4543in" svg:x2="0.1551in" svg:y2="2.4425in"><text:p/></draw:line><draw:frame text:anchor-type="paragraph" draw:z-index="101" draw:name="Shape8" draw:style-name="gr15" draw:text-style-name="P76" svg:width="0.8378in" svg:height="0.5941in" svg:x="0.6681in" svg:y="3.5366in"><draw:text-box draw:corner-radius="0.5984in"><text:p><text:span text:style-name="T14">sender,</text:span></text:p><text:p><text:span text:style-name="T14">receiver,</text:span></text:p><text:p><text:span text:style-name="T14">amount</text:span></text:p></draw:text-box></draw:frame><draw:custom-shape text:anchor-type="paragraph" draw:z-index="103" draw:name="Shape4" draw:style-name="gr39" draw:text-style-name="P73" svg:width="0.615in" svg:height="0.3394in" svg:x="4.5764in" svg:y="0.0846in"><text:p/><draw:enhanced-geometry svg:viewBox="0 0 21600 21600" draw:type="rectangle" draw:enhanced-path="M 0 0 L 21600 0 21600 21600 0 21600 0 0 Z N"/></draw:custom-shape><draw:custom-shape text:anchor-type="paragraph" draw:z-index="105" draw:name="Shape10" draw:style-name="gr40" draw:text-style-name="P73" svg:width="0.5677in" svg:height="0.4689in" svg:x="5.7299in" svg:y="0.04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9" draw:style-name="gr20" draw:text-style-name="P71" svg:width="0.8512in" svg:height="0.2386in" svg:x="2.6992in" svg:y="0.1626in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0" draw:name="Shape2" draw:style-name="gr1" draw:text-style-name="P71" svg:width="0.6441in" svg:height="0.2795in" svg:x="0.1819in" svg:y="0.179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3" draw:name="Shape8" draw:style-name="gr23" draw:text-style-name="P77" svg:width="1.6012in" svg:height="0.576in" svg:x="3.7236in" svg:y="6.6717in"><draw:text-box draw:corner-radius="0.5984in"><text:p text:style-name="P72"><text:span text:style-name="T14">ans_run_op_script</text:span></text:p><text:p text:style-name="P72"><text:span text:style-name="T14"/></text:p></draw:text-box></draw:frame></text:p>
      <text:p text:style-name="P1"><draw:custom-shape text:anchor-type="paragraph" draw:z-index="7" draw:name="Shape3" draw:style-name="gr8" draw:text-style-name="P71" svg:width="0.7248in" svg:height="0.2303in" svg:x="1.2008in" svg:y="0.01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112" draw:name="Shape11" draw:style-name="gr21" draw:text-style-name="P82" svg:x1="5.7398in" svg:y1="0.5811in" svg:x2="5.7972in" svg:y2="3.8783in"><text:p/></draw:line><draw:line text:anchor-type="paragraph" draw:z-index="32" draw:name="Shape11" draw:style-name="gr22" draw:text-style-name="P82" svg:x1="2.8402in" svg:y1="2.3213in" svg:x2="2.8402in" svg:y2="2.6594in"><text:p/></draw:line><draw:line text:anchor-type="paragraph" draw:z-index="49" draw:name="Shape11" draw:style-name="gr22" draw:text-style-name="P82" svg:x1="3.85in" svg:y1="7.674in" svg:x2="3.85in" svg:y2="8.4358in"><text:p/></draw:line><draw:line text:anchor-type="paragraph" draw:z-index="126" draw:name="Shape11" draw:style-name="gr22" draw:text-style-name="P82" svg:x1="0.552in" svg:y1="8.0543in" svg:x2="0.552in" svg:y2="8.5417in"><text:p/></draw:line><draw:line text:anchor-type="paragraph" draw:z-index="129" draw:name="Shape11" draw:style-name="gr22" draw:text-style-name="P82" svg:x1="1.0453in" svg:y1="8.7787in" svg:x2="2.2764in" svg:y2="8.7886in"><text:p/></draw:line><draw:line text:anchor-type="paragraph" draw:z-index="132" draw:name="Shape11" draw:style-name="gr22" draw:text-style-name="P82" svg:x1="6.2894in" svg:y1="8.9091in" svg:x2="5.2839in" svg:y2="8.8835in"><text:p/></draw:line><draw:line text:anchor-type="paragraph" draw:z-index="133" draw:name="Shape11" draw:style-name="gr22" draw:text-style-name="P82" svg:x1="3.85in" svg:y1="9.3161in" svg:x2="3.85in" svg:y2="9.7634in"><text:p/></draw:line><draw:line text:anchor-type="paragraph" draw:z-index="135" draw:name="Shape11" draw:style-name="gr22" draw:text-style-name="P82" svg:x1="0.4925in" svg:y1="9.0118in" svg:x2="0.498in" svg:y2="9.2839in"><text:p/></draw:line><draw:line text:anchor-type="paragraph" draw:z-index="33" draw:name="Shape11" draw:style-name="gr21" draw:text-style-name="P82" svg:x1="2.402in" svg:y1="1.9138in" svg:x2="2.402in" svg:y2="4.1382in"><text:p/></draw:line><draw:line text:anchor-type="paragraph" draw:z-index="100" draw:name="Shape11" draw:style-name="gr22" draw:text-style-name="P82" svg:x1="0.5984in" svg:y1="4.3307in" svg:x2="2.1957in" svg:y2="4.3307in"><text:p/></draw:line><draw:line text:anchor-type="paragraph" draw:z-index="34" draw:name="Shape11" draw:style-name="gr22" draw:text-style-name="P82" svg:x1="6.4in" svg:y1="4.1228in" svg:x2="5.5965in" svg:y2="4.1228in"><text:p/></draw:line><draw:line text:anchor-type="paragraph" draw:z-index="39" draw:name="Shape11" draw:style-name="gr22" draw:text-style-name="P82" svg:x1="6.2665in" svg:y1="4.5965in" svg:x2="5.0445in" svg:y2="4.5756in"><text:p/></draw:line><draw:line text:anchor-type="paragraph" draw:z-index="47" draw:name="Shape11" draw:style-name="gr22" draw:text-style-name="P82" svg:x1="6.7063in" svg:y1="7.0335in" svg:x2="5.5201in" svg:y2="7.0335in"><text:p/></draw:line><draw:line text:anchor-type="paragraph" draw:z-index="48" draw:name="Shape11" draw:style-name="gr22" draw:text-style-name="P82" svg:x1="7.235in" svg:y1="7.4705in" svg:x2="5.0016in" svg:y2="7.4661in"><text:p/></draw:line><draw:line text:anchor-type="paragraph" draw:z-index="35" draw:name="Shape11" draw:style-name="gr22" draw:text-style-name="P82" svg:x1="3.8154in" svg:y1="4.7165in" svg:x2="3.8291in" svg:y2="5.2921in"><text:p/></draw:line><draw:line text:anchor-type="paragraph" draw:z-index="40" draw:name="Shape11" draw:style-name="gr22" draw:text-style-name="P82" svg:x1="2.8657in" svg:y1="5.6591in" svg:x2="1.9874in" svg:y2="5.6591in"><text:p/></draw:line><draw:line text:anchor-type="paragraph" draw:z-index="42" draw:name="Shape11" draw:style-name="gr22" draw:text-style-name="P82" svg:x1="3.85in" svg:y1="6.1299in" svg:x2="3.85in" svg:y2="6.811in"><text:p/></draw:line><draw:frame text:anchor-type="paragraph" draw:z-index="18" draw:name="Shape8" draw:style-name="gr14" draw:text-style-name="P77" svg:width="0.9079in" svg:height="0.313in" svg:x="3.828in" svg:y="3.3571in"><draw:text-box draw:corner-radius="0.5984in"><text:p text:style-name="P72"><text:span text:style-name="T14">constants</text:span></text:p></draw:text-box></draw:frame><draw:custom-shape text:anchor-type="paragraph" draw:z-index="110" draw:name="Shape2" draw:style-name="gr41" draw:text-style-name="P73" svg:width="1.2039in" svg:height="0.413in" svg:x="3.2118in" svg:y="0.4193in"><text:p text:style-name="P72"><text:span text:style-name="T15">Protocol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11" draw:name="Shape8" draw:style-name="gr13" draw:text-style-name="P76" svg:width="0.6768in" svg:height="0.3843in" svg:x="4.7043in" svg:y="0.3736in"><draw:text-box draw:corner-radius="0.5984in"><text:p><text:span text:style-name="T14">protocol</text:span></text:p></draw:text-box></draw:frame><draw:line text:anchor-type="paragraph" draw:z-index="113" draw:name="Shape7" draw:style-name="gr16" draw:text-style-name="P72" svg:x1="4.4154in" svg:y1="0.6146in" svg:x2="5.7398in" svg:y2="0.5811in"><text:p/></draw:line><draw:frame text:anchor-type="paragraph" draw:z-index="116" draw:name="Shape8" draw:style-name="gr14" draw:text-style-name="P81" svg:width="0.9079in" svg:height="0.313in" svg:x="5.7984in" svg:y="6.848in"><draw:text-box draw:corner-radius="0.5984in"><text:p text:style-name="P72"><text:span text:style-name="T23">head_hash</text:span></text:p></draw:text-box></draw:frame><draw:frame text:anchor-type="paragraph" draw:z-index="117" draw:name="Shape8" draw:style-name="gr14" draw:text-style-name="P81" svg:width="0.9079in" svg:height="0.313in" svg:x="5.4181in" svg:y="7.2173in"><draw:text-box draw:corner-radius="0.5984in"><text:p text:style-name="P72"><text:span text:style-name="T23">chain_id</text:span></text:p></draw:text-box></draw:frame><draw:custom-shape text:anchor-type="paragraph" draw:z-index="19" draw:name="Shape10" draw:style-name="gr18" draw:text-style-name="P73" svg:width="0.5677in" svg:height="0.4689in" svg:x="2.5327in" svg:y="2.6953in"><text:p text:style-name="P72">End_</text:p><text:p text:style-name="P72">error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8" draw:name="Shape7" draw:style-name="gr16" draw:text-style-name="P72" svg:x1="2.8402in" svg:y1="2.3209in" svg:x2="3.2276in" svg:y2="2.3209in"><text:p/></draw:line><draw:custom-shape text:anchor-type="paragraph" draw:z-index="44" draw:name="Shape9" draw:style-name="gr26" draw:text-style-name="P83" svg:width="4.1803in" svg:height="0.8594in" svg:x="1.5953in" svg:y="6.8146in"><text:p text:style-name="P72"><text:span text:style-name="T21">Prepare a script to</text:span></text:p><text:p text:style-name="P72"><text:span text:style-name="T21">Preapply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24" draw:name="Shape9" draw:style-name="gr26" draw:text-style-name="P83" svg:width="4.1803in" svg:height="0.8594in" svg:x="1.6102in" svg:y="8.4547in"><text:p text:style-name="P72"><text:span text:style-name="T21">Sign a script to</text:span></text:p><text:p text:style-name="P72"><text:span text:style-name="T21">Preapply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50" draw:name="Shape8" draw:style-name="gr23" draw:text-style-name="P77" svg:width="1.3453in" svg:height="0.576in" svg:x="3.9646in" svg:y="7.9335in"><draw:text-box draw:corner-radius="0.5984in"><text:p text:style-name="P72"><text:span text:style-name="T14">unsigned_preapply_ script</text:span></text:p><text:p text:style-name="P72"><text:span text:style-name="T14"/></text:p></draw:text-box></draw:frame><draw:line text:anchor-type="paragraph" draw:z-index="125" draw:name="Shape7" draw:style-name="gr16" draw:text-style-name="P72" svg:x1="0.552in" svg:y1="8.0543in" svg:x2="3.85in" svg:y2="8.0752in"><text:p/></draw:line><draw:frame text:anchor-type="paragraph" draw:z-index="127" draw:name="Shape8" draw:style-name="gr14" draw:text-style-name="P77" svg:width="0.9079in" svg:height="0.313in" svg:x="1.0972in" svg:y="8.5417in"><draw:text-box draw:corner-radius="0.5984in"><text:p text:style-name="P72"><text:span text:style-name="T14">binary</text:span></text:p></draw:text-box></draw:frame><draw:custom-shape text:anchor-type="paragraph" draw:z-index="128" draw:name="Shape3" draw:style-name="gr42" draw:text-style-name="P83" svg:width="0.9752in" svg:height="0.4705in" svg:x="0.0701in" svg:y="8.5417in"><text:p text:style-name="P72"><text:span text:style-name="T21">forg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0" draw:name="Shape9" draw:style-name="gr43" draw:text-style-name="P83" svg:width="1.0996in" svg:height="0.615in" svg:x="6.1693in" svg:y="8.602in"><text:p text:style-name="P72"><text:span text:style-name="T21">Get </text:span></text:p><text:p text:style-name="P72"><text:span text:style-name="T21">private </text:span></text:p><text:p text:style-name="P72"><text:span text:style-name="T21">key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131" draw:name="Shape8" draw:style-name="gr14" draw:text-style-name="P77" svg:width="0.9079in" svg:height="0.313in" svg:x="5.4319in" svg:y="8.6689in"><draw:text-box draw:corner-radius="0.5984in"><text:p text:style-name="P72"><text:span text:style-name="T14">private key</text:span></text:p></draw:text-box></draw:frame><draw:custom-shape text:anchor-type="paragraph" draw:z-index="134" draw:name="Shape10" draw:style-name="gr44" draw:text-style-name="P73" svg:width="0.5476in" svg:height="0.4689in" svg:x="0.2028in" svg:y="9.3083in"><text:p text:style-name="P72">End_</text:p><text:p text:style-name="P72">error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9" draw:style-name="gr17" draw:text-style-name="P78" svg:width="4.1803in" svg:height="0.8642in" svg:x="1.7382in" svg:y="3.8528in"><text:p text:style-name="P72"><text:span text:style-name="T21">Prepare a script to</text:span></text:p><text:p text:style-name="P72"><text:span text:style-name="T21">run_operation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" draw:name="Shape2" draw:style-name="gr4" draw:text-style-name="P73" svg:width="1.2039in" svg:height="0.3898in" svg:x="3.2283in" svg:y="2.7272in"><text:p text:style-name="P72"><text:span text:style-name="T15">Constan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2" draw:style-name="gr5" draw:text-style-name="P73" svg:width="1.2039in" svg:height="0.4051in" svg:x="3.228in" svg:y="2.1382in"><text:p text:style-name="P72"><text:span text:style-name="T15">Bootstrappe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2" draw:style-name="gr6" draw:text-style-name="P73" svg:width="1.2039in" svg:height="0.3894in" svg:x="3.228in" svg:y="1.5811in"><text:p text:style-name="P72"><text:span text:style-name="T15">Manager-key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2" draw:style-name="gr7" draw:text-style-name="P73" svg:width="1.2039in" svg:height="0.3949in" svg:x="3.2327in" svg:y="1.0134in"><text:p text:style-name="P72"><text:span text:style-name="T15">Counte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9" draw:name="Shape7" draw:style-name="gr16" draw:text-style-name="P72" svg:x1="0.6201in" svg:y1="2.3937in" svg:x2="0.5937in" svg:y2="4.3303in"><text:p/></draw:line><draw:frame text:anchor-type="paragraph" draw:z-index="13" draw:name="Shape8" draw:style-name="gr14" draw:text-style-name="P77" svg:width="0.9079in" svg:height="0.313in" svg:x="1.4484in" svg:y="2.8626in"><draw:text-box draw:corner-radius="0.5984in"><text:p text:style-name="P72"><text:span text:style-name="T14">revelation</text:span></text:p></draw:text-box></draw:frame><draw:frame text:anchor-type="paragraph" draw:z-index="26" draw:name="Shape8" draw:style-name="gr12" draw:text-style-name="P80" svg:width="0.9079in" svg:height="0.1925in" svg:x="5.6055in" svg:y="4.189in"><draw:text-box draw:corner-radius="0.5984in"><text:p text:style-name="P72"><text:span text:style-name="T22">chain_id</text:span></text:p></draw:text-box></draw:frame><draw:custom-shape text:anchor-type="paragraph" draw:z-index="2" draw:name="Shape2" draw:style-name="gr3" draw:text-style-name="P73" svg:width="0.8606in" svg:height="0.3803in" svg:x="6.4in" svg:y="3.9665in"><text:p text:style-name="P72"><text:span text:style-name="T15">Chain_i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7" draw:name="Shape8" draw:style-name="gr14" draw:text-style-name="P81" svg:width="0.9079in" svg:height="0.313in" svg:x="5.2756in" svg:y="4.6638in"><draw:text-box draw:corner-radius="0.5984in"><text:p text:style-name="P72"><text:span text:style-name="T23">head_hash</text:span></text:p></draw:text-box></draw:frame><draw:custom-shape text:anchor-type="paragraph" draw:z-index="1" draw:name="Shape2" draw:style-name="gr2" draw:text-style-name="P73" svg:width="0.8453in" svg:height="0.3587in" svg:x="6.2665in" svg:y="4.4154in"><text:p text:style-name="P72"><text:span text:style-name="T15">Head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6" draw:name="Shape7" draw:style-name="gr16" draw:text-style-name="P72" svg:x1="6.6984in" svg:y1="4.7736in" svg:x2="6.6984in" svg:y2="7.0335in"><text:p/></draw:line><draw:line text:anchor-type="paragraph" draw:z-index="45" draw:name="Shape7" draw:style-name="gr16" draw:text-style-name="P72" svg:x1="7.1925in" svg:y1="4.3465in" svg:x2="7.235in" svg:y2="7.4657in"><text:p/></draw:line><draw:custom-shape text:anchor-type="paragraph" draw:z-index="38" draw:name="Shape10" draw:style-name="gr25" draw:text-style-name="P79" svg:width="0.5685in" svg:height="0.4705in" svg:x="1.3929in" svg:y="5.4173in"><text:p text:style-name="P72"><text:span text:style-name="T20">End_</text:span></text:p><text:p text:style-name="P72"><text:span text:style-name="T20">error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1" draw:name="Shape8" draw:style-name="gr14" draw:text-style-name="P81" svg:width="0.9079in" svg:height="0.313in" svg:x="2.0547in" svg:y="5.3807in"><draw:text-box draw:corner-radius="0.5984in"><text:p text:style-name="P72"><text:span text:style-name="T23">fault</text:span></text:p></draw:text-box></draw:frame><draw:frame text:anchor-type="paragraph" draw:z-index="138" draw:name="Shape8" draw:style-name="gr14" draw:text-style-name="P77" svg:width="0.9079in" svg:height="0.313in" svg:x="1.0972in" svg:y="8.5417in"><draw:text-box draw:corner-radius="0.5984in"><text:p text:style-name="P72"><text:span text:style-name="T14">binary</text:span></text:p></draw:text-box></draw:frame><draw:custom-shape text:anchor-type="paragraph" draw:z-index="139" draw:name="Shape3" draw:style-name="gr42" draw:text-style-name="P83" svg:width="0.9752in" svg:height="0.4705in" svg:x="0.0701in" svg:y="8.5417in"><text:p text:style-name="P72"><text:span text:style-name="T21">forg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Shape3" draw:style-name="gr24" draw:text-style-name="P83" svg:width="1.9843in" svg:height="0.8378in" svg:x="2.8661in" svg:y="5.2925in"><text:p text:style-name="P72"><text:span text:style-name="T21">run_operatio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6" draw:name="Shape8" draw:style-name="gr23" draw:text-style-name="P77" svg:width="1.4087in" svg:height="0.576in" svg:x="3.661in" svg:y="4.8591in"><draw:text-box draw:corner-radius="0.5984in"><text:p text:style-name="P72"><text:span text:style-name="T14">run_op_script</text:span></text:p></draw:text-box></draw:frame><draw:frame text:anchor-type="paragraph" draw:z-index="140" draw:name="Shape8" draw:style-name="gr23" draw:text-style-name="P77" svg:width="1.3496in" svg:height="0.576in" svg:x="3.8799in" svg:y="9.3528in"><draw:text-box draw:corner-radius="0.5984in"><text:p text:style-name="P72"><text:span text:style-name="T14">signed_preapply</text:span></text:p><text:p text:style-name="P72"><text:span text:style-name="T14">_script</text:span></text:p><text:p text:style-name="P72"><text:span text:style-name="T14"/></text:p></draw:text-box></draw:frame></text:p>
      <text:p text:style-name="P67"><draw:line text:anchor-type="paragraph" draw:z-index="52" draw:name="Shape11" draw:style-name="gr22" draw:text-style-name="P82" svg:x1="3.8071in" svg:y1="-0.3902in" svg:x2="3.8071in" svg:y2="0.2378in"><text:p/></draw:line><draw:line text:anchor-type="paragraph" draw:z-index="56" draw:name="Shape11" draw:style-name="gr22" draw:text-style-name="P82" svg:x1="6.2217in" svg:y1="2.1618in" svg:x2="5.2083in" svg:y2="2.1575in"><text:p/></draw:line><draw:line text:anchor-type="paragraph" draw:z-index="58" draw:name="Shape11" draw:style-name="gr22" draw:text-style-name="P82" svg:x1="3.839in" svg:y1="2.5783in" svg:x2="3.839in" svg:y2="3.3402in"><text:p/></draw:line><draw:line text:anchor-type="paragraph" draw:z-index="60" draw:name="Shape11" draw:style-name="gr22" draw:text-style-name="P82" svg:x1="3.8445in" svg:y1="5.7646in" svg:x2="3.8445in" svg:y2="6.5264in"><text:p/></draw:line><draw:line text:anchor-type="paragraph" draw:z-index="64" draw:name="Shape11" draw:style-name="gr22" draw:text-style-name="P82" svg:x1="2.8209in" svg:y1="5.3484in" svg:x2="1.9272in" svg:y2="5.3484in"><text:p/></draw:line><draw:line text:anchor-type="paragraph" draw:z-index="66" draw:name="Shape11" draw:style-name="gr22" draw:text-style-name="P82" svg:x1="6.3681in" svg:y1="6.9571in" svg:x2="5.4091in" svg:y2="6.9571in"><text:p/></draw:line><draw:line text:anchor-type="paragraph" draw:z-index="67" draw:name="Shape11" draw:style-name="gr22" draw:text-style-name="P82" svg:x1="3.8492in" svg:y1="7.4102in" svg:x2="3.8492in" svg:y2="8.0264in"><text:p/></draw:line><draw:line text:anchor-type="paragraph" draw:z-index="71" draw:name="Shape11" draw:style-name="gr22" draw:text-style-name="P82" svg:x1="3.8394in" svg:y1="8.9937in" svg:x2="3.8394in" svg:y2="9.5654in"><text:p/></draw:line><draw:line text:anchor-type="paragraph" draw:z-index="72" draw:name="Shape11" draw:style-name="gr22" draw:text-style-name="P82" svg:x1="2.2583in" svg:y1="6.9244in" svg:x2="1.3236in" svg:y2="6.9244in"><text:p/></draw:line><draw:line text:anchor-type="paragraph" draw:z-index="75" draw:name="Shape11" draw:style-name="gr22" draw:text-style-name="P82" svg:x1="0.8228in" svg:y1="7.3126in" svg:x2="0.8228in" svg:y2="7.8843in"><text:p/></draw:line><draw:line text:anchor-type="paragraph" draw:z-index="84" draw:name="Shape11" draw:style-name="gr22" draw:text-style-name="P82" svg:x1="3.8228in" svg:y1="1.0992in" svg:x2="3.8228in" svg:y2="1.7138in"><text:p/></draw:line><draw:line text:anchor-type="paragraph" draw:z-index="86" draw:name="Shape11" draw:style-name="gr22" draw:text-style-name="P82" svg:x1="2.8173in" svg:y1="0.6417in" svg:x2="1.85in" svg:y2="0.6417in"><text:p/></draw:line><draw:line text:anchor-type="paragraph" draw:z-index="107" draw:name="Shape11" draw:style-name="gr22" draw:text-style-name="P82" svg:x1="3.839in" svg:y1="4.1831in" svg:x2="3.839in" svg:y2="4.9449in"><text:p/></draw:line><draw:line text:anchor-type="paragraph" draw:z-index="119" draw:name="Shape11" draw:style-name="gr22" draw:text-style-name="P82" svg:x1="1.0508in" svg:y1="2.0634in" svg:x2="2.1961in" svg:y2="2.0626in"><text:p/></draw:line><draw:line text:anchor-type="paragraph" draw:z-index="121" draw:name="Shape11" draw:style-name="gr22" draw:text-style-name="P82" svg:x1="0.5579in" svg:y1="1.3075in" svg:x2="0.5579in" svg:y2="1.7949in"><text:p/></draw:line><draw:line text:anchor-type="paragraph" draw:z-index="137" draw:name="Shape11" draw:style-name="gr22" draw:text-style-name="P82" svg:x1="0.5472in" svg:y1="2.2654in" svg:x2="0.5472in" svg:y2="2.7846in"><text:p/></draw:line><draw:line text:anchor-type="paragraph" draw:z-index="80" draw:name="Shape11" draw:style-name="gr22" draw:text-style-name="P82" svg:x1="6.8701in" svg:y1="6.3126in" svg:x2="6.8701in" svg:y2="6.7642in"><text:p/></draw:line><draw:custom-shape text:anchor-type="paragraph" draw:z-index="51" draw:name="Shape9" draw:style-name="gr27" draw:text-style-name="P83" svg:width="4.0996in" svg:height="0.9276in" svg:x="1.6654in" svg:y="1.6516in"><text:p text:style-name="P72"><text:span text:style-name="T21">Sign the scrip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53" draw:name="Shape8" draw:style-name="gr23" draw:text-style-name="P77" svg:width="1.3496in" svg:height="0.576in" svg:x="3.8071in" svg:y="-0.311in"><draw:text-box draw:corner-radius="0.5984in"><text:p text:style-name="P72"><text:span text:style-name="T14">signed_preapply</text:span></text:p><text:p text:style-name="P72"><text:span text:style-name="T14">_script</text:span></text:p><text:p text:style-name="P72"><text:span text:style-name="T14"/></text:p></draw:text-box></draw:frame><draw:custom-shape text:anchor-type="paragraph" draw:z-index="54" draw:name="Shape9" draw:style-name="gr28" draw:text-style-name="P83" svg:width="1.1252in" svg:height="0.5815in" svg:x="6.0654in" svg:y="1.8929in"><text:p text:style-name="P72"><text:span text:style-name="T21">Get </text:span></text:p><text:p text:style-name="P72"><text:span text:style-name="T21">private </text:span></text:p><text:p text:style-name="P72"><text:span text:style-name="T21">key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57" draw:name="Shape8" draw:style-name="gr14" draw:text-style-name="P77" svg:width="0.9079in" svg:height="0.313in" svg:x="5.3634in" svg:y="1.939in"><draw:text-box draw:corner-radius="0.5984in"><text:p text:style-name="P72"><text:span text:style-name="T14">private key</text:span></text:p></draw:text-box></draw:frame><draw:custom-shape text:anchor-type="paragraph" draw:z-index="55" draw:name="Shape9" draw:style-name="gr29" draw:text-style-name="P83" svg:width="4.0677in" svg:height="0.8531in" svg:x="1.6752in" svg:y="3.3307in"><text:p text:style-name="P72"><text:span text:style-name="T21">Prepare </text:span></text:p><text:p text:style-name="P72"><text:span text:style-name="T21">a script</text:span></text:p><text:p text:style-name="P72"><text:span text:style-name="T21"><text:s/></text:span><text:span text:style-name="T21">to injection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59" draw:name="Shape8" draw:style-name="gr23" draw:text-style-name="P77" svg:width="0.9079in" svg:height="0.576in" svg:x="3.9071in" svg:y="2.6291in"><draw:text-box draw:corner-radius="0.5984in"><text:p text:style-name="P72"><text:span text:style-name="T14">signed script</text:span></text:p><text:p text:style-name="P72"><text:span text:style-name="T14">and signature</text:span></text:p></draw:text-box></draw:frame><draw:frame text:anchor-type="paragraph" draw:z-index="61" draw:name="Shape8" draw:style-name="gr13" draw:text-style-name="P77" svg:width="1.6331in" svg:height="0.3843in" svg:x="3.7035in" svg:y="5.8465in"><draw:text-box draw:corner-radius="0.5984in"><text:p text:style-name="P72"><text:span text:style-name="T14">operation hash</text:span></text:p></draw:text-box></draw:frame><draw:custom-shape text:anchor-type="paragraph" draw:z-index="62" draw:name="Shape9" draw:style-name="gr30" draw:text-style-name="P83" svg:width="4.1996in" svg:height="0.9157in" svg:x="1.7374in" svg:y="6.4953in"><text:p text:style-name="P72"><text:span text:style-name="T21">Check if the </text:span></text:p><text:p text:style-name="P72"><text:span text:style-name="T21">operation</text:span></text:p><text:p text:style-name="P72"><text:span text:style-name="T21"><text:s/></text:span><text:span text:style-name="T21">is included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63" draw:name="Shape2" draw:style-name="gr31" draw:text-style-name="P73" svg:width="0.9606in" svg:height="0.4276in" svg:x="6.3681in" svg:y="6.7535in"><text:p text:style-name="P72"><text:span text:style-name="T21">Monitor </text:span></text:p><text:p text:style-name="P72"><text:span text:style-name="T21">hea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5" draw:name="Shape8" draw:style-name="gr13" draw:text-style-name="P81" svg:width="1.2335in" svg:height="0.3843in" svg:x="5.2362in" svg:y="7.1028in"><draw:text-box draw:corner-radius="0.5984in"><text:p text:style-name="P72"><text:span text:style-name="T23">head_hash,</text:span></text:p><text:p text:style-name="P72"><text:span text:style-name="T23">operation hashes</text:span></text:p></draw:text-box></draw:frame><draw:frame text:anchor-type="paragraph" draw:z-index="68" draw:name="Shape8" draw:style-name="gr14" draw:text-style-name="P77" svg:width="0.9079in" svg:height="0.313in" svg:x="3.6516in" svg:y="7.5602in"><draw:text-box draw:corner-radius="0.5984in"><text:p text:style-name="P72"><text:span text:style-name="T14">yes</text:span></text:p></draw:text-box></draw:frame><draw:custom-shape text:anchor-type="paragraph" draw:z-index="69" draw:name="Shape9" draw:style-name="gr32" draw:text-style-name="P83" svg:width="4.2469in" svg:height="0.9685in" svg:x="1.7165in" svg:y="8.0264in"><text:p text:style-name="P72"><text:span text:style-name="T21">Announce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70" draw:name="Shape10" draw:style-name="gr18" draw:text-style-name="P73" svg:width="0.5677in" svg:height="0.4689in" svg:x="3.5417in" svg:y="9.5654in"><text:p text:style-name="P72"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name="Shape9" draw:style-name="gr33" draw:text-style-name="P83" svg:width="1.315in" svg:height="0.7252in" svg:x="0.1673in" svg:y="6.5874in"><text:p text:style-name="P72"><text:span text:style-name="T21">Check </text:span></text:p><text:p text:style-name="P72"><text:span text:style-name="T21">the 60 times </text:span></text:p><text:p text:style-name="P72"><text:span text:style-name="T21">condition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76" draw:name="Shape8" draw:style-name="gr14" draw:text-style-name="P77" svg:width="0.9079in" svg:height="0.313in" svg:x="0.6453in" svg:y="7.4354in"><draw:text-box draw:corner-radius="0.5984in"><text:p text:style-name="P72"><text:span text:style-name="T14">no</text:span></text:p></draw:text-box></draw:frame><draw:line text:anchor-type="paragraph" draw:z-index="77" draw:name="Shape7" draw:style-name="gr16" draw:text-style-name="P72" svg:x1="0.8429in" svg:y1="6.5874in" svg:x2="0.8429in" svg:y2="6.2693in"><text:p/></draw:line><draw:frame text:anchor-type="paragraph" draw:z-index="78" draw:name="Shape8" draw:style-name="gr12" draw:text-style-name="P77" svg:width="0.9079in" svg:height="0.1925in" svg:x="0.5736in" svg:y="6.2693in"><draw:text-box draw:corner-radius="0.5984in"><text:p text:style-name="P72"><text:span text:style-name="T14">yes</text:span></text:p></draw:text-box></draw:frame><draw:line text:anchor-type="paragraph" draw:z-index="79" draw:name="Shape7" draw:style-name="gr16" draw:text-style-name="P72" svg:x1="0.8429in" svg:y1="6.2693in" svg:x2="6.8701in" svg:y2="6.3122in"><text:p/></draw:line><draw:custom-shape text:anchor-type="paragraph" draw:z-index="81" draw:name="Shape3" draw:style-name="gr34" draw:text-style-name="P83" svg:width="1.9807in" svg:height="0.835in" svg:x="2.8154in" svg:y="0.2646in"><text:p text:style-name="P72"><text:span text:style-name="T21">preapply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name="Shape10" draw:style-name="gr18" draw:text-style-name="P73" svg:width="0.5677in" svg:height="0.4689in" svg:x="1.2827in" svg:y="0.3992in"><text:p text:style-name="P72">End_</text:p><text:p text:style-name="P72">error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83" draw:name="Shape8" draw:style-name="gr14" draw:text-style-name="P81" svg:width="0.9079in" svg:height="0.313in" svg:x="1.9437in" svg:y="0.3681in"><draw:text-box draw:corner-radius="0.5984in"><text:p text:style-name="P72"><text:span text:style-name="T23">fault</text:span></text:p></draw:text-box></draw:frame><draw:frame text:anchor-type="paragraph" draw:z-index="85" draw:name="Shape8" draw:style-name="gr23" draw:text-style-name="P77" svg:width="1.3976in" svg:height="0.576in" svg:x="3.9417in" svg:y="1.1756in"><draw:text-box draw:corner-radius="0.5984in"><text:p text:style-name="P72"><text:span text:style-name="T14">asn_preapply_script</text:span></text:p><text:p text:style-name="P72"><text:span text:style-name="T14"/></text:p></draw:text-box></draw:frame><draw:frame text:anchor-type="paragraph" draw:z-index="87" draw:name="Shape8" draw:style-name="gr14" draw:text-style-name="P77" svg:width="0.6906in" svg:height="0.313in" svg:x="1.5244in" svg:y="6.7217in"><draw:text-box draw:corner-radius="0.4098in"><text:p text:style-name="P72"><text:span text:style-name="T14">no</text:span></text:p></draw:text-box></draw:frame><draw:line text:anchor-type="paragraph" draw:z-index="102" draw:name="Shape7" draw:style-name="gr38" draw:text-style-name="P72" svg:x1="-0.1736in" svg:y1="6.1283in" svg:x2="7.0465in" svg:y2="6.1921in"><text:p/></draw:line><draw:custom-shape text:anchor-type="paragraph" draw:z-index="108" draw:name="Shape3" draw:style-name="gr34" draw:text-style-name="P83" svg:width="1.9807in" svg:height="0.835in" svg:x="2.8209in" svg:y="4.9319in"><text:p text:style-name="P72"><text:span text:style-name="T21">injectio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09" draw:name="Shape8" draw:style-name="gr13" draw:text-style-name="P77" svg:width="1.4898in" svg:height="0.3843in" svg:x="3.7661in" svg:y="4.4339in"><draw:text-box draw:corner-radius="0.5984in"><text:p text:style-name="P72"><text:span text:style-name="T14">injection_script</text:span></text:p></draw:text-box></draw:frame><draw:custom-shape text:anchor-type="paragraph" draw:z-index="114" draw:name="Shape10" draw:style-name="gr18" draw:text-style-name="P73" svg:width="0.5677in" svg:height="0.4689in" svg:x="1.361in" svg:y="5.1429in"><text:p text:style-name="P72">End_</text:p><text:p text:style-name="P72">error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15" draw:name="Shape8" draw:style-name="gr14" draw:text-style-name="P81" svg:width="0.9079in" svg:height="0.313in" svg:x="2.0063in" svg:y="5.0362in"><draw:text-box draw:corner-radius="0.5984in"><text:p text:style-name="P72"><text:span text:style-name="T23">fault</text:span></text:p></draw:text-box></draw:frame><draw:custom-shape text:anchor-type="paragraph" draw:z-index="74" draw:name="Shape10" draw:style-name="gr18" draw:text-style-name="P73" svg:width="0.5677in" svg:height="0.4689in" svg:x="0.5146in" svg:y="7.8571in"><text:p text:style-name="P72">End_</text:p><text:p text:style-name="P72">error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0" draw:name="Shape7" draw:style-name="gr16" draw:text-style-name="P72" svg:x1="0.5709in" svg:y1="1.2917in" svg:x2="3.8228in" svg:y2="1.2917in"><text:p/></draw:line><draw:frame text:anchor-type="paragraph" draw:z-index="122" draw:name="Shape8" draw:style-name="gr14" draw:text-style-name="P77" svg:width="0.9079in" svg:height="0.313in" svg:x="1.2063in" svg:y="1.7689in"><draw:text-box draw:corner-radius="0.5984in"><text:p text:style-name="P72"><text:span text:style-name="T14">binary</text:span></text:p></draw:text-box></draw:frame><draw:custom-shape text:anchor-type="paragraph" draw:z-index="123" draw:name="Shape3" draw:style-name="gr42" draw:text-style-name="P83" svg:width="0.9752in" svg:height="0.4705in" svg:x="0.0756in" svg:y="1.7953in"><text:p text:style-name="P72"><text:span text:style-name="T21">forg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" draw:name="Shape10" draw:style-name="gr18" draw:text-style-name="P73" svg:width="0.5677in" svg:height="0.4689in" svg:x="0.2728in" svg:y="2.7846in"><text:p text:style-name="P72">End_</text:p><text:p text:style-name="P72">error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8">GET</text:p>
      <text:p text:style-name="P21"/>
      <text:p text:style-name="P29">Protocol</text:p>
      <text:p text:style-name="P23">http://localhost:8732/chains/main/blocks/head/protocols</text:p>
      <text:p text:style-name="P21"/>
      <text:p text:style-name="P30">Counter</text:p>
      <text:p text:style-name="P6">http://localhost:8732/chains/main/blocks/head/context/contracts/tz1XbA8xcxkPAkB7CwyNq4fnbQdCXunKXHsb/counter</text:p>
      <text:p text:style-name="P69"/>
      <text:p text:style-name="P31">Manager-key</text:p>
      <text:p text:style-name="P7">http://localhost:8732/chains/main/blocks/head/context/contracts/tz1XbA8xcxkPAkB7CwyNq4fnbQdCXunKXHsb/manager_key</text:p>
      <text:p text:style-name="P3"/>
      <text:p text:style-name="P30">Bootstrapped</text:p>
      <text:p text:style-name="P39">http://localhost:8732/chains/main/blocks/head/context/contracts/tz1XbA8xcxkPAkB7CwyNq4fnbQdCXunKXHsb/manager_key</text:p>
      <text:p text:style-name="P4"/>
      <text:p text:style-name="P30">Constants</text:p>
      <text:p text:style-name="P39">http://localhost:8732/chains/main/blocks/head/context/constants</text:p>
      <text:p text:style-name="P32"/>
      <text:p text:style-name="P30">Chain_id</text:p>
      <text:p text:style-name="P39">http://localhost:8732/chains/main/chain_id</text:p>
      <text:p text:style-name="P30"/>
      <text:p text:style-name="P30">Head</text:p>
      <text:p text:style-name="P39">http://localhost:8732/chains/main/blocks/head/hash</text:p>
      <text:p text:style-name="P33"/>
      <text:p text:style-name="P33">Monitor head</text:p>
      <text:p text:style-name="P9"><text:span text:style-name="T2">h</text:span><text:span text:style-name="T1">ttp://localhost:8732/monitor/heads/main</text:span></text:p>
      <text:p text:style-name="P41">http://localhost:8732/chains/main/blocks/BLMk2KW4iDbW2zAFKKcwn7iXGMXCFrXyooonYY1sKVvbGrmVy8r/operation_hashes</text:p>
      <text:p text:style-name="P59"/>
      <text:p text:style-name="P59"/>
      <text:p text:style-name="P59"/>
      <text:p text:style-name="P22"><text:span text:style-name="T12">P</text:span><text:span text:style-name="T11">OST</text:span></text:p>
      <text:p text:style-name="P34"/>
      <text:p text:style-name="P63">run_operation</text:p>
      <text:p text:style-name="P40">http://localhost:8732/chains/main/blocks/head/helpers/scripts/run_operation</text:p>
      <text:p text:style-name="P35"/>
      <text:p text:style-name="P64">preapply</text:p>
      <text:p text:style-name="P40">http://localhost:8732/chains/main/blocks/head/helpers/preapply/operations</text:p>
      <text:p text:style-name="P35"/>
      <text:p text:style-name="P64">injection</text:p>
      <text:p text:style-name="P40">http://localhost:8732/injection/operation?chain=main</text:p>
      <text:p text:style-name="P46"/>
      <text:p text:style-name="P60">forge</text:p>
      <text:p text:style-name="P42"><text:span text:style-name="T19">http://localhost:8732/</text:span>chains/main/blocks/head/helpers/forge/operations</text:p>
      <text:p text:style-name="P46"/>
      <text:p text:style-name="P46"/>
      <text:p text:style-name="P46"/>
      <text:p text:style-name="P46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0" svg:font-family="0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15:30:10.164020718</meta:creation-date>
    <meta:generator>LibreOffice/5.1.6.2$Linux_X86_64 LibreOffice_project/10m0$Build-2</meta:generator>
    <dc:date>2020-07-31T13:56:09.276218545</dc:date>
    <meta:editing-duration>PT10H24M1S</meta:editing-duration>
    <meta:editing-cycles>92</meta:editing-cycles>
    <meta:document-statistic meta:table-count="0" meta:image-count="0" meta:object-count="0" meta:page-count="3" meta:paragraph-count="27" meta:word-count="28" meta:character-count="1074" meta:non-whitespace-character-count="1073"/>
  </office:meta>
</office:document-meta>
</file>